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1" svg:font-family="Univers"/>
    <style:font-face style:name="Univers" svg:font-family="Univers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nivers1" fo:font-size="10pt" fo:font-style="normal" fo:text-shadow="none" style:text-underline-style="none" fo:font-weight="normal" style:font-size-asian="10pt" style:font-style-asian="normal" style:font-weight-asian="normal" style:font-name-complex="Univers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nivers1" fo:font-size="10pt" fo:font-style="normal" fo:text-shadow="none" style:text-underline-style="none" fo:font-weight="normal" style:font-size-asian="10pt" style:font-style-asian="normal" style:font-weight-asian="normal" style:font-name-complex="Univers1" style:font-size-complex="10pt" style:font-style-complex="normal" style:font-weight-complex="normal"/>
    </style:style>
    <style:style style:name="ce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nivers1" fo:font-size="10pt" fo:font-style="normal" fo:text-shadow="none" style:text-underline-style="none" fo:font-weight="normal" style:font-size-asian="10pt" style:font-style-asian="normal" style:font-weight-asian="normal" style:font-name-complex="Univers1" style:font-size-complex="10pt" style:font-style-complex="normal" style:font-weight-complex="normal"/>
    </style:style>
    <style:style style:name="ce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Univers1" fo:font-size="10pt" fo:font-style="normal" fo:text-shadow="none" style:text-underline-style="none" fo:font-weight="normal" style:font-size-asian="10pt" style:font-style-asian="normal" style:font-weight-asian="normal" style:font-name-complex="Univer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4+ years of ag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Trimester</text:p>
          </table:table-cell>
          <table:table-cell table:style-name="ce3" office:value-type="string" calcext:value-type="string">
            <text:p>Workforce (in thousands)</text:p>
          </table:table-cell>
          <table:table-cell table:style-name="ce3" office:value-type="string" calcext:value-type="string">
            <text:p>Coeficiente de variação (%)</text:p>
          </table:table-cell>
          <table:table-cell table:style-name="ce3" office:value-type="string" calcext:value-type="string">
            <text:p>Employed (in thousands)</text:p>
          </table:table-cell>
          <table:table-cell table:style-name="ce3" office:value-type="string" calcext:value-type="string">
            <text:p>Coeficiente de variação (%)</text:p>
          </table:table-cell>
          <table:table-cell table:style-name="ce3" office:value-type="string" calcext:value-type="string">
            <text:p>Employment Rate (%)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string" calcext:value-type="string">
            <text:p>jan-fev-mar</text:p>
          </table:table-cell>
          <table:table-cell office:value-type="float" office:value="95191" calcext:value-type="float">
            <text:p>95 19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7632" calcext:value-type="float">
            <text:p>87 632</text:p>
          </table:table-cell>
          <table:table-cell office:value-type="float" office:value="0.2" calcext:value-type="float">
            <text:p><text:s/>0.2</text:p>
          </table:table-cell>
          <table:table-cell table:formula="of:=[.E6]/[.C6]*100" office:value-type="float" office:value="92.0591232364404" calcext:value-type="float">
            <text:p>92.0591232364404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95833" calcext:value-type="float">
            <text:p>95 83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407" calcext:value-type="float">
            <text:p>88 407</text:p>
          </table:table-cell>
          <table:table-cell office:value-type="float" office:value="0.2" calcext:value-type="float">
            <text:p><text:s/>0.2</text:p>
          </table:table-cell>
          <table:table-cell table:formula="of:=[.E7]/[.C7]*100" office:value-type="float" office:value="92.2511034820991" calcext:value-type="float">
            <text:p>92.2511034820991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96179" calcext:value-type="float">
            <text:p>96 17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863" calcext:value-type="float">
            <text:p>88 863</text:p>
          </table:table-cell>
          <table:table-cell office:value-type="float" office:value="0.2" calcext:value-type="float">
            <text:p><text:s/>0.2</text:p>
          </table:table-cell>
          <table:table-cell table:formula="of:=[.E8]/[.C8]*100" office:value-type="float" office:value="92.3933498996663" calcext:value-type="float">
            <text:p>92.3933498996663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96375" calcext:value-type="float">
            <text:p>96 37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129" calcext:value-type="float">
            <text:p>89 129</text:p>
          </table:table-cell>
          <table:table-cell office:value-type="float" office:value="0.2" calcext:value-type="float">
            <text:p><text:s/>0.2</text:p>
          </table:table-cell>
          <table:table-cell table:formula="of:=[.E9]/[.C9]*100" office:value-type="float" office:value="92.4814526588846" calcext:value-type="float">
            <text:p>92.4814526588846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96342" calcext:value-type="float">
            <text:p>96 34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181" calcext:value-type="float">
            <text:p>89 181</text:p>
          </table:table-cell>
          <table:table-cell office:value-type="float" office:value="0.2" calcext:value-type="float">
            <text:p><text:s/>0.2</text:p>
          </table:table-cell>
          <table:table-cell table:formula="of:=[.E10]/[.C10]*100" office:value-type="float" office:value="92.5671046895435" calcext:value-type="float">
            <text:p>92.5671046895435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96458" calcext:value-type="float">
            <text:p>96 45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428" calcext:value-type="float">
            <text:p>89 428</text:p>
          </table:table-cell>
          <table:table-cell office:value-type="float" office:value="0.2" calcext:value-type="float">
            <text:p><text:s/>0.2</text:p>
          </table:table-cell>
          <table:table-cell table:formula="of:=[.E11]/[.C11]*100" office:value-type="float" office:value="92.7118538638579" calcext:value-type="float">
            <text:p>92.7118538638579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96454" calcext:value-type="float">
            <text:p>96 45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639" calcext:value-type="float">
            <text:p>89 639</text:p>
          </table:table-cell>
          <table:table-cell office:value-type="float" office:value="0.2" calcext:value-type="float">
            <text:p><text:s/>0.2</text:p>
          </table:table-cell>
          <table:table-cell table:formula="of:=[.E12]/[.C12]*100" office:value-type="float" office:value="92.9344558027661" calcext:value-type="float">
            <text:p>92.9344558027661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96362" calcext:value-type="float">
            <text:p>96 36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723" calcext:value-type="float">
            <text:p>89 723</text:p>
          </table:table-cell>
          <table:table-cell office:value-type="float" office:value="0.2" calcext:value-type="float">
            <text:p><text:s/>0.2</text:p>
          </table:table-cell>
          <table:table-cell table:formula="of:=[.E13]/[.C13]*100" office:value-type="float" office:value="93.1103547041365" calcext:value-type="float">
            <text:p>93.1103547041365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96386" calcext:value-type="float">
            <text:p>96 38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67" calcext:value-type="float">
            <text:p>89 867</text:p>
          </table:table-cell>
          <table:table-cell office:value-type="float" office:value="0.2" calcext:value-type="float">
            <text:p><text:s/>0.2</text:p>
          </table:table-cell>
          <table:table-cell table:formula="of:=[.E14]/[.C14]*100" office:value-type="float" office:value="93.2365696262943" calcext:value-type="float">
            <text:p>93.2365696262943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96468" calcext:value-type="float">
            <text:p>96 46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57" calcext:value-type="float">
            <text:p>89 857</text:p>
          </table:table-cell>
          <table:table-cell office:value-type="float" office:value="0.2" calcext:value-type="float">
            <text:p><text:s/>0.2</text:p>
          </table:table-cell>
          <table:table-cell table:formula="of:=[.E15]/[.C15]*100" office:value-type="float" office:value="93.146950284032" calcext:value-type="float">
            <text:p>93.146950284032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96473" calcext:value-type="float">
            <text:p>96 47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520" calcext:value-type="float">
            <text:p>89 520</text:p>
          </table:table-cell>
          <table:table-cell office:value-type="float" office:value="0.2" calcext:value-type="float">
            <text:p><text:s/>0.2</text:p>
          </table:table-cell>
          <table:table-cell table:formula="of:=[.E16]/[.C16]*100" office:value-type="float" office:value="92.7928021311662" calcext:value-type="float">
            <text:p>92.7928021311662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96577" calcext:value-type="float">
            <text:p>96 57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133" calcext:value-type="float">
            <text:p>89 133</text:p>
          </table:table-cell>
          <table:table-cell office:value-type="float" office:value="0.2" calcext:value-type="float">
            <text:p><text:s/>0.2</text:p>
          </table:table-cell>
          <table:table-cell table:formula="of:=[.E17]/[.C17]*100" office:value-type="float" office:value="92.2921606593703" calcext:value-type="float">
            <text:p>92.2921606593703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string" calcext:value-type="string">
            <text:p>jan-fev-mar</text:p>
          </table:table-cell>
          <table:table-cell office:value-type="float" office:value="96702" calcext:value-type="float">
            <text:p>96 70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999" calcext:value-type="float">
            <text:p>88 999</text:p>
          </table:table-cell>
          <table:table-cell office:value-type="float" office:value="0.2" calcext:value-type="float">
            <text:p><text:s/>0.2</text:p>
          </table:table-cell>
          <table:table-cell table:formula="of:=[.E18]/[.C18]*100" office:value-type="float" office:value="92.0342909143554" calcext:value-type="float">
            <text:p>92.0342909143554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97032" calcext:value-type="float">
            <text:p>97 03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437" calcext:value-type="float">
            <text:p>89 437</text:p>
          </table:table-cell>
          <table:table-cell office:value-type="float" office:value="0.2" calcext:value-type="float">
            <text:p><text:s/>0.2</text:p>
          </table:table-cell>
          <table:table-cell table:formula="of:=[.E19]/[.C19]*100" office:value-type="float" office:value="92.172685299695" calcext:value-type="float">
            <text:p>92.172685299695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97195" calcext:value-type="float">
            <text:p>97 19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39" calcext:value-type="float">
            <text:p>89 839</text:p>
          </table:table-cell>
          <table:table-cell office:value-type="float" office:value="0.2" calcext:value-type="float">
            <text:p><text:s/>0.2</text:p>
          </table:table-cell>
          <table:table-cell table:formula="of:=[.E20]/[.C20]*100" office:value-type="float" office:value="92.4317094500746" calcext:value-type="float">
            <text:p>92.4317094500746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97323" calcext:value-type="float">
            <text:p>97 32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099" calcext:value-type="float">
            <text:p>90 099</text:p>
          </table:table-cell>
          <table:table-cell office:value-type="float" office:value="0.2" calcext:value-type="float">
            <text:p><text:s/>0.2</text:p>
          </table:table-cell>
          <table:table-cell table:formula="of:=[.E21]/[.C21]*100" office:value-type="float" office:value="92.5772941647915" calcext:value-type="float">
            <text:p>92.5772941647915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97481" calcext:value-type="float">
            <text:p>97 48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388" calcext:value-type="float">
            <text:p>90 388</text:p>
          </table:table-cell>
          <table:table-cell office:value-type="float" office:value="0.2" calcext:value-type="float">
            <text:p><text:s/>0.2</text:p>
          </table:table-cell>
          <table:table-cell table:formula="of:=[.E22]/[.C22]*100" office:value-type="float" office:value="92.7237102614869" calcext:value-type="float">
            <text:p>92.7237102614869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97423" calcext:value-type="float">
            <text:p>97 42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506" calcext:value-type="float">
            <text:p>90 506</text:p>
          </table:table-cell>
          <table:table-cell office:value-type="float" office:value="0.2" calcext:value-type="float">
            <text:p><text:s/>0.2</text:p>
          </table:table-cell>
          <table:table-cell table:formula="of:=[.E23]/[.C23]*100" office:value-type="float" office:value="92.9000338729048" calcext:value-type="float">
            <text:p>92.9000338729048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97460" calcext:value-type="float">
            <text:p>97 46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707" calcext:value-type="float">
            <text:p>90 707</text:p>
          </table:table-cell>
          <table:table-cell office:value-type="float" office:value="0.2" calcext:value-type="float">
            <text:p><text:s/>0.2</text:p>
          </table:table-cell>
          <table:table-cell table:formula="of:=[.E24]/[.C24]*100" office:value-type="float" office:value="93.0710034886107" calcext:value-type="float">
            <text:p>93.0710034886107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97356" calcext:value-type="float">
            <text:p>97 35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828" calcext:value-type="float">
            <text:p>90 828</text:p>
          </table:table-cell>
          <table:table-cell office:value-type="float" office:value="0.2" calcext:value-type="float">
            <text:p><text:s/>0.2</text:p>
          </table:table-cell>
          <table:table-cell table:formula="of:=[.E25]/[.C25]*100" office:value-type="float" office:value="93.2947121903118" calcext:value-type="float">
            <text:p>93.2947121903118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97514" calcext:value-type="float">
            <text:p>97 51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204" calcext:value-type="float">
            <text:p>91 204</text:p>
          </table:table-cell>
          <table:table-cell office:value-type="float" office:value="0.2" calcext:value-type="float">
            <text:p><text:s/>0.2</text:p>
          </table:table-cell>
          <table:table-cell table:formula="of:=[.E26]/[.C26]*100" office:value-type="float" office:value="93.5291342781549" calcext:value-type="float">
            <text:p>93.5291342781549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97416" calcext:value-type="float">
            <text:p>97 41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403" calcext:value-type="float">
            <text:p>91 403</text:p>
          </table:table-cell>
          <table:table-cell office:value-type="float" office:value="0.2" calcext:value-type="float">
            <text:p><text:s/>0.2</text:p>
          </table:table-cell>
          <table:table-cell table:formula="of:=[.E27]/[.C27]*100" office:value-type="float" office:value="93.8275026689661" calcext:value-type="float">
            <text:p>93.8275026689661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97330" calcext:value-type="float">
            <text:p>97 33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112" calcext:value-type="float">
            <text:p>91 112</text:p>
          </table:table-cell>
          <table:table-cell office:value-type="float" office:value="0.2" calcext:value-type="float">
            <text:p><text:s/>0.2</text:p>
          </table:table-cell>
          <table:table-cell table:formula="of:=[.E28]/[.C28]*100" office:value-type="float" office:value="93.611425048803" calcext:value-type="float">
            <text:p>93.611425048803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97594" calcext:value-type="float">
            <text:p>97 59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015" calcext:value-type="float">
            <text:p>91 015</text:p>
          </table:table-cell>
          <table:table-cell office:value-type="float" office:value="0.2" calcext:value-type="float">
            <text:p><text:s/>0.2</text:p>
          </table:table-cell>
          <table:table-cell table:formula="of:=[.E29]/[.C29]*100" office:value-type="float" office:value="93.2588068938664" calcext:value-type="float">
            <text:p>93.258806893866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jan-fev-mar</text:p>
          </table:table-cell>
          <table:table-cell office:value-type="float" office:value="97783" calcext:value-type="float">
            <text:p>97 78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782" calcext:value-type="float">
            <text:p>90 782</text:p>
          </table:table-cell>
          <table:table-cell office:value-type="float" office:value="0.2" calcext:value-type="float">
            <text:p><text:s/>0.2</text:p>
          </table:table-cell>
          <table:table-cell table:formula="of:=[.E30]/[.C30]*100" office:value-type="float" office:value="92.8402687583731" calcext:value-type="float">
            <text:p>92.8402687583731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98076" calcext:value-type="float">
            <text:p>98 07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081" calcext:value-type="float">
            <text:p>91 081</text:p>
          </table:table-cell>
          <table:table-cell office:value-type="float" office:value="0.2" calcext:value-type="float">
            <text:p><text:s/>0.2</text:p>
          </table:table-cell>
          <table:table-cell table:formula="of:=[.E31]/[.C31]*100" office:value-type="float" office:value="92.8677760104409" calcext:value-type="float">
            <text:p>92.8677760104409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98178" calcext:value-type="float">
            <text:p>98 17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336" calcext:value-type="float">
            <text:p>91 336</text:p>
          </table:table-cell>
          <table:table-cell office:value-type="float" office:value="0.2" calcext:value-type="float">
            <text:p><text:s/>0.2</text:p>
          </table:table-cell>
          <table:table-cell table:formula="of:=[.E32]/[.C32]*100" office:value-type="float" office:value="93.0310252806128" calcext:value-type="float">
            <text:p>93.0310252806128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98300" calcext:value-type="float">
            <text:p>98 30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577" calcext:value-type="float">
            <text:p>91 577</text:p>
          </table:table-cell>
          <table:table-cell office:value-type="float" office:value="0.2" calcext:value-type="float">
            <text:p><text:s/>0.2</text:p>
          </table:table-cell>
          <table:table-cell table:formula="of:=[.E33]/[.C33]*100" office:value-type="float" office:value="93.1607324516785" calcext:value-type="float">
            <text:p>93.1607324516785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98223" calcext:value-type="float">
            <text:p>98 22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455" calcext:value-type="float">
            <text:p>91 455</text:p>
          </table:table-cell>
          <table:table-cell office:value-type="float" office:value="0.2" calcext:value-type="float">
            <text:p><text:s/>0.2</text:p>
          </table:table-cell>
          <table:table-cell table:formula="of:=[.E34]/[.C34]*100" office:value-type="float" office:value="93.1095568247763" calcext:value-type="float">
            <text:p>93.1095568247763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98217" calcext:value-type="float">
            <text:p>98 21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465" calcext:value-type="float">
            <text:p>91 465</text:p>
          </table:table-cell>
          <table:table-cell office:value-type="float" office:value="0.2" calcext:value-type="float">
            <text:p><text:s/>0.2</text:p>
          </table:table-cell>
          <table:table-cell table:formula="of:=[.E35]/[.C35]*100" office:value-type="float" office:value="93.1254263518536" calcext:value-type="float">
            <text:p>93.1254263518536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98456" calcext:value-type="float">
            <text:p>98 45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95" calcext:value-type="float">
            <text:p>91 795</text:p>
          </table:table-cell>
          <table:table-cell office:value-type="float" office:value="0.2" calcext:value-type="float">
            <text:p><text:s/>0.2</text:p>
          </table:table-cell>
          <table:table-cell table:formula="of:=[.E36]/[.C36]*100" office:value-type="float" office:value="93.2345413179491" calcext:value-type="float">
            <text:p>93.2345413179491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98637" calcext:value-type="float">
            <text:p>98 63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115" calcext:value-type="float">
            <text:p>92 115</text:p>
          </table:table-cell>
          <table:table-cell office:value-type="float" office:value="0.2" calcext:value-type="float">
            <text:p><text:s/>0.2</text:p>
          </table:table-cell>
          <table:table-cell table:formula="of:=[.E37]/[.C37]*100" office:value-type="float" office:value="93.3878767602421" calcext:value-type="float">
            <text:p>93.3878767602421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98636" calcext:value-type="float">
            <text:p>98 63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228" calcext:value-type="float">
            <text:p>92 228</text:p>
          </table:table-cell>
          <table:table-cell office:value-type="float" office:value="0.2" calcext:value-type="float">
            <text:p><text:s/>0.2</text:p>
          </table:table-cell>
          <table:table-cell table:formula="of:=[.E38]/[.C38]*100" office:value-type="float" office:value="93.5033861875989" calcext:value-type="float">
            <text:p>93.5033861875989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98805" calcext:value-type="float">
            <text:p>98 80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396" calcext:value-type="float">
            <text:p>92 396</text:p>
          </table:table-cell>
          <table:table-cell office:value-type="float" office:value="0.2" calcext:value-type="float">
            <text:p><text:s/>0.2</text:p>
          </table:table-cell>
          <table:table-cell table:formula="of:=[.E39]/[.C39]*100" office:value-type="float" office:value="93.5134861596073" calcext:value-type="float">
            <text:p>93.5134861596073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98934" calcext:value-type="float">
            <text:p>98 93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214" calcext:value-type="float">
            <text:p>92 214</text:p>
          </table:table-cell>
          <table:table-cell office:value-type="float" office:value="0.2" calcext:value-type="float">
            <text:p><text:s/>0.2</text:p>
          </table:table-cell>
          <table:table-cell table:formula="of:=[.E40]/[.C40]*100" office:value-type="float" office:value="93.2075929407484" calcext:value-type="float">
            <text:p>93.2075929407484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99187" calcext:value-type="float">
            <text:p>99 18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834" calcext:value-type="float">
            <text:p>91 834</text:p>
          </table:table-cell>
          <table:table-cell office:value-type="float" office:value="0.2" calcext:value-type="float">
            <text:p><text:s/>0.2</text:p>
          </table:table-cell>
          <table:table-cell table:formula="of:=[.E41]/[.C41]*100" office:value-type="float" office:value="92.5867301158418" calcext:value-type="float">
            <text:p>92.58673011584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jan-fev-mar</text:p>
          </table:table-cell>
          <table:table-cell office:value-type="float" office:value="99438" calcext:value-type="float">
            <text:p>99 43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555" calcext:value-type="float">
            <text:p>91 555</text:p>
          </table:table-cell>
          <table:table-cell office:value-type="float" office:value="0.2" calcext:value-type="float">
            <text:p><text:s/>0.2</text:p>
          </table:table-cell>
          <table:table-cell table:formula="of:=[.E42]/[.C42]*100" office:value-type="float" office:value="92.0724471529999" calcext:value-type="float">
            <text:p>92.0724471529999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99687" calcext:value-type="float">
            <text:p>99 68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11" calcext:value-type="float">
            <text:p>91 711</text:p>
          </table:table-cell>
          <table:table-cell office:value-type="float" office:value="0.2" calcext:value-type="float">
            <text:p><text:s/>0.2</text:p>
          </table:table-cell>
          <table:table-cell table:formula="of:=[.E43]/[.C43]*100" office:value-type="float" office:value="91.9989567345792" calcext:value-type="float">
            <text:p>91.9989567345792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99743" calcext:value-type="float">
            <text:p>99 74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641" calcext:value-type="float">
            <text:p>91 641</text:p>
          </table:table-cell>
          <table:table-cell office:value-type="float" office:value="0.2" calcext:value-type="float">
            <text:p><text:s/>0.2</text:p>
          </table:table-cell>
          <table:table-cell table:formula="of:=[.E44]/[.C44]*100" office:value-type="float" office:value="91.8771242092177" calcext:value-type="float">
            <text:p>91.8771242092177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100050" calcext:value-type="float">
            <text:p>100 05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50" calcext:value-type="float">
            <text:p>91 750</text:p>
          </table:table-cell>
          <table:table-cell office:value-type="float" office:value="0.2" calcext:value-type="float">
            <text:p><text:s/>0.2</text:p>
          </table:table-cell>
          <table:table-cell table:formula="of:=[.E45]/[.C45]*100" office:value-type="float" office:value="91.704147926037" calcext:value-type="float">
            <text:p>91.704147926037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100293" calcext:value-type="float">
            <text:p>100 29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25" calcext:value-type="float">
            <text:p>91 725</text:p>
          </table:table-cell>
          <table:table-cell office:value-type="float" office:value="0.2" calcext:value-type="float">
            <text:p><text:s/>0.2</text:p>
          </table:table-cell>
          <table:table-cell table:formula="of:=[.E46]/[.C46]*100" office:value-type="float" office:value="91.4570308994646" calcext:value-type="float">
            <text:p>91.4570308994646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100419" calcext:value-type="float">
            <text:p>100 41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670" calcext:value-type="float">
            <text:p>91 670</text:p>
          </table:table-cell>
          <table:table-cell office:value-type="float" office:value="0.2" calcext:value-type="float">
            <text:p><text:s/>0.2</text:p>
          </table:table-cell>
          <table:table-cell table:formula="of:=[.E47]/[.C47]*100" office:value-type="float" office:value="91.2875053525727" calcext:value-type="float">
            <text:p>91.2875053525727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100557" calcext:value-type="float">
            <text:p>100 55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635" calcext:value-type="float">
            <text:p>91 635</text:p>
          </table:table-cell>
          <table:table-cell office:value-type="float" office:value="0.2" calcext:value-type="float">
            <text:p><text:s/>0.2</text:p>
          </table:table-cell>
          <table:table-cell table:formula="of:=[.E48]/[.C48]*100" office:value-type="float" office:value="91.1274202691011" calcext:value-type="float">
            <text:p>91.1274202691011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100847" calcext:value-type="float">
            <text:p>100 84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833" calcext:value-type="float">
            <text:p>91 833</text:p>
          </table:table-cell>
          <table:table-cell office:value-type="float" office:value="0.2" calcext:value-type="float">
            <text:p><text:s/>0.2</text:p>
          </table:table-cell>
          <table:table-cell table:formula="of:=[.E49]/[.C49]*100" office:value-type="float" office:value="91.06170733884" calcext:value-type="float">
            <text:p>91.06170733884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100763" calcext:value-type="float">
            <text:p>100 76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04" calcext:value-type="float">
            <text:p>91 704</text:p>
          </table:table-cell>
          <table:table-cell office:value-type="float" office:value="0.2" calcext:value-type="float">
            <text:p><text:s/>0.2</text:p>
          </table:table-cell>
          <table:table-cell table:formula="of:=[.E50]/[.C50]*100" office:value-type="float" office:value="91.0095967765946" calcext:value-type="float">
            <text:p>91.0095967765946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100818" calcext:value-type="float">
            <text:p>100 81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800" calcext:value-type="float">
            <text:p>91 800</text:p>
          </table:table-cell>
          <table:table-cell office:value-type="float" office:value="0.2" calcext:value-type="float">
            <text:p><text:s/>0.2</text:p>
          </table:table-cell>
          <table:table-cell table:formula="of:=[.E51]/[.C51]*100" office:value-type="float" office:value="91.0551687198715" calcext:value-type="float">
            <text:p>91.0551687198715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100727" calcext:value-type="float">
            <text:p>100 72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166" calcext:value-type="float">
            <text:p>91 166</text:p>
          </table:table-cell>
          <table:table-cell office:value-type="float" office:value="0.2" calcext:value-type="float">
            <text:p><text:s/>0.2</text:p>
          </table:table-cell>
          <table:table-cell table:formula="of:=[.E52]/[.C52]*100" office:value-type="float" office:value="90.5080067906321" calcext:value-type="float">
            <text:p>90.5080067906321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101010" calcext:value-type="float">
            <text:p>101 01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702" calcext:value-type="float">
            <text:p>90 702</text:p>
          </table:table-cell>
          <table:table-cell office:value-type="float" office:value="0.2" calcext:value-type="float">
            <text:p><text:s/>0.2</text:p>
          </table:table-cell>
          <table:table-cell table:formula="of:=[.E53]/[.C53]*100" office:value-type="float" office:value="89.7950697950698" calcext:value-type="float">
            <text:p>89.795069795069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jan-fev-mar</text:p>
          </table:table-cell>
          <table:table-cell office:value-type="float" office:value="101239" calcext:value-type="float">
            <text:p>101 23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216" calcext:value-type="float">
            <text:p>90 216</text:p>
          </table:table-cell>
          <table:table-cell office:value-type="float" office:value="0.3" calcext:value-type="float">
            <text:p><text:s/>0.3</text:p>
          </table:table-cell>
          <table:table-cell table:formula="of:=[.E54]/[.C54]*100" office:value-type="float" office:value="89.1119035154437" calcext:value-type="float">
            <text:p>89.1119035154437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101559" calcext:value-type="float">
            <text:p>101 55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213" calcext:value-type="float">
            <text:p>90 213</text:p>
          </table:table-cell>
          <table:table-cell office:value-type="float" office:value="0.3" calcext:value-type="float">
            <text:p><text:s/>0.3</text:p>
          </table:table-cell>
          <table:table-cell table:formula="of:=[.E55]/[.C55]*100" office:value-type="float" office:value="88.8281688476649" calcext:value-type="float">
            <text:p>88.8281688476649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101804" calcext:value-type="float">
            <text:p>101 80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428" calcext:value-type="float">
            <text:p>90 428</text:p>
          </table:table-cell>
          <table:table-cell office:value-type="float" office:value="0.3" calcext:value-type="float">
            <text:p><text:s/>0.3</text:p>
          </table:table-cell>
          <table:table-cell table:formula="of:=[.E56]/[.C56]*100" office:value-type="float" office:value="88.8255864209658" calcext:value-type="float">
            <text:p>88.8255864209658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101902" calcext:value-type="float">
            <text:p>101 90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379" calcext:value-type="float">
            <text:p>90 379</text:p>
          </table:table-cell>
          <table:table-cell office:value-type="float" office:value="0.3" calcext:value-type="float">
            <text:p><text:s/>0.3</text:p>
          </table:table-cell>
          <table:table-cell table:formula="of:=[.E57]/[.C57]*100" office:value-type="float" office:value="88.6920767011442" calcext:value-type="float">
            <text:p>88.6920767011442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101854" calcext:value-type="float">
            <text:p>101 85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072" calcext:value-type="float">
            <text:p>90 072</text:p>
          </table:table-cell>
          <table:table-cell office:value-type="float" office:value="0.3" calcext:value-type="float">
            <text:p><text:s/>0.3</text:p>
          </table:table-cell>
          <table:table-cell table:formula="of:=[.E58]/[.C58]*100" office:value-type="float" office:value="88.4324621517073" calcext:value-type="float">
            <text:p>88.4324621517073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101688" calcext:value-type="float">
            <text:p>101 68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730" calcext:value-type="float">
            <text:p>89 730</text:p>
          </table:table-cell>
          <table:table-cell office:value-type="float" office:value="0.3" calcext:value-type="float">
            <text:p><text:s/>0.3</text:p>
          </table:table-cell>
          <table:table-cell table:formula="of:=[.E59]/[.C59]*100" office:value-type="float" office:value="88.2405003540241" calcext:value-type="float">
            <text:p>88.2405003540241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101391" calcext:value-type="float">
            <text:p>101 39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433" calcext:value-type="float">
            <text:p>89 433</text:p>
          </table:table-cell>
          <table:table-cell office:value-type="float" office:value="0.3" calcext:value-type="float">
            <text:p><text:s/>0.3</text:p>
          </table:table-cell>
          <table:table-cell table:formula="of:=[.E60]/[.C60]*100" office:value-type="float" office:value="88.2060537917567" calcext:value-type="float">
            <text:p>88.2060537917567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101467" calcext:value-type="float">
            <text:p>101 46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488" calcext:value-type="float">
            <text:p>89 488</text:p>
          </table:table-cell>
          <table:table-cell office:value-type="float" office:value="0.3" calcext:value-type="float">
            <text:p><text:s/>0.3</text:p>
          </table:table-cell>
          <table:table-cell table:formula="of:=[.E61]/[.C61]*100" office:value-type="float" office:value="88.1941912148777" calcext:value-type="float">
            <text:p>88.1941912148777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101884" calcext:value-type="float">
            <text:p>101 88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15" calcext:value-type="float">
            <text:p>89 815</text:p>
          </table:table-cell>
          <table:table-cell office:value-type="float" office:value="0.3" calcext:value-type="float">
            <text:p><text:s/>0.3</text:p>
          </table:table-cell>
          <table:table-cell table:formula="of:=[.E62]/[.C62]*100" office:value-type="float" office:value="88.1541753366574" calcext:value-type="float">
            <text:p>88.1541753366574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102150" calcext:value-type="float">
            <text:p>102 15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71" calcext:value-type="float">
            <text:p>89 871</text:p>
          </table:table-cell>
          <table:table-cell office:value-type="float" office:value="0.3" calcext:value-type="float">
            <text:p><text:s/>0.3</text:p>
          </table:table-cell>
          <table:table-cell table:formula="of:=[.E63]/[.C63]*100" office:value-type="float" office:value="87.9794419970632" calcext:value-type="float">
            <text:p>87.9794419970632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102324" calcext:value-type="float">
            <text:p>102 32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469" calcext:value-type="float">
            <text:p>89 469</text:p>
          </table:table-cell>
          <table:table-cell office:value-type="float" office:value="0.3" calcext:value-type="float">
            <text:p><text:s/>0.3</text:p>
          </table:table-cell>
          <table:table-cell table:formula="of:=[.E64]/[.C64]*100" office:value-type="float" office:value="87.4369649349126" calcext:value-type="float">
            <text:p>87.4369649349126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102447" calcext:value-type="float">
            <text:p>102 44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968" calcext:value-type="float">
            <text:p>88 968</text:p>
          </table:table-cell>
          <table:table-cell office:value-type="float" office:value="0.3" calcext:value-type="float">
            <text:p><text:s/>0.3</text:p>
          </table:table-cell>
          <table:table-cell table:formula="of:=[.E65]/[.C65]*100" office:value-type="float" office:value="86.842952941521" calcext:value-type="float">
            <text:p>86.842952941521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jan-fev-mar</text:p>
          </table:table-cell>
          <table:table-cell office:value-type="float" office:value="102684" calcext:value-type="float">
            <text:p>102 68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579" calcext:value-type="float">
            <text:p>88 579</text:p>
          </table:table-cell>
          <table:table-cell office:value-type="float" office:value="0.3" calcext:value-type="float">
            <text:p><text:s/>0.3</text:p>
          </table:table-cell>
          <table:table-cell table:formula="of:=[.E66]/[.C66]*100" office:value-type="float" office:value="86.2636827548596" calcext:value-type="float">
            <text:p>86.2636827548596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102851" calcext:value-type="float">
            <text:p>102 85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8872" calcext:value-type="float">
            <text:p>88 872</text:p>
          </table:table-cell>
          <table:table-cell office:value-type="float" office:value="0.2" calcext:value-type="float">
            <text:p><text:s/>0.2</text:p>
          </table:table-cell>
          <table:table-cell table:formula="of:=[.E67]/[.C67]*100" office:value-type="float" office:value="86.4084938406044" calcext:value-type="float">
            <text:p>86.4084938406044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103030" calcext:value-type="float">
            <text:p>103 03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323" calcext:value-type="float">
            <text:p>89 323</text:p>
          </table:table-cell>
          <table:table-cell office:value-type="float" office:value="0.2" calcext:value-type="float">
            <text:p><text:s/>0.2</text:p>
          </table:table-cell>
          <table:table-cell table:formula="of:=[.E68]/[.C68]*100" office:value-type="float" office:value="86.6961079297292" calcext:value-type="float">
            <text:p>86.6961079297292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103298" calcext:value-type="float">
            <text:p>103 29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89872" calcext:value-type="float">
            <text:p>89 872</text:p>
          </table:table-cell>
          <table:table-cell office:value-type="float" office:value="0.2" calcext:value-type="float">
            <text:p><text:s/>0.2</text:p>
          </table:table-cell>
          <table:table-cell table:formula="of:=[.E69]/[.C69]*100" office:value-type="float" office:value="87.0026525198939" calcext:value-type="float">
            <text:p>87.0026525198939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103587" calcext:value-type="float">
            <text:p>103 58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319" calcext:value-type="float">
            <text:p>90 319</text:p>
          </table:table-cell>
          <table:table-cell office:value-type="float" office:value="0.3" calcext:value-type="float">
            <text:p><text:s/>0.3</text:p>
          </table:table-cell>
          <table:table-cell table:formula="of:=[.E70]/[.C70]*100" office:value-type="float" office:value="87.1914429416819" calcext:value-type="float">
            <text:p>87.1914429416819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103767" calcext:value-type="float">
            <text:p>103 76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710" calcext:value-type="float">
            <text:p>90 710</text:p>
          </table:table-cell>
          <table:table-cell office:value-type="float" office:value="0.2" calcext:value-type="float">
            <text:p><text:s/>0.2</text:p>
          </table:table-cell>
          <table:table-cell table:formula="of:=[.E71]/[.C71]*100" office:value-type="float" office:value="87.417001551553" calcext:value-type="float">
            <text:p>87.417001551553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103859" calcext:value-type="float">
            <text:p>103 85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953" calcext:value-type="float">
            <text:p>90 953</text:p>
          </table:table-cell>
          <table:table-cell office:value-type="float" office:value="0.2" calcext:value-type="float">
            <text:p><text:s/>0.2</text:p>
          </table:table-cell>
          <table:table-cell table:formula="of:=[.E72]/[.C72]*100" office:value-type="float" office:value="87.5735371994724" calcext:value-type="float">
            <text:p>87.5735371994724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103892" calcext:value-type="float">
            <text:p>103 89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203" calcext:value-type="float">
            <text:p>91 203</text:p>
          </table:table-cell>
          <table:table-cell office:value-type="float" office:value="0.2" calcext:value-type="float">
            <text:p><text:s/>0.2</text:p>
          </table:table-cell>
          <table:table-cell table:formula="of:=[.E73]/[.C73]*100" office:value-type="float" office:value="87.7863550610249" calcext:value-type="float">
            <text:p>87.7863550610249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104132" calcext:value-type="float">
            <text:p>104 13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610" calcext:value-type="float">
            <text:p>91 610</text:p>
          </table:table-cell>
          <table:table-cell office:value-type="float" office:value="0.2" calcext:value-type="float">
            <text:p><text:s/>0.2</text:p>
          </table:table-cell>
          <table:table-cell table:formula="of:=[.E74]/[.C74]*100" office:value-type="float" office:value="87.9748780394115" calcext:value-type="float">
            <text:p>87.9748780394115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104037" calcext:value-type="float">
            <text:p>104 03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70" calcext:value-type="float">
            <text:p>91 770</text:p>
          </table:table-cell>
          <table:table-cell office:value-type="float" office:value="0.2" calcext:value-type="float">
            <text:p><text:s/>0.2</text:p>
          </table:table-cell>
          <table:table-cell table:formula="of:=[.E75]/[.C75]*100" office:value-type="float" office:value="88.2090025663947" calcext:value-type="float">
            <text:p>88.2090025663947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104015" calcext:value-type="float">
            <text:p>104 01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373" calcext:value-type="float">
            <text:p>91 373</text:p>
          </table:table-cell>
          <table:table-cell office:value-type="float" office:value="0.2" calcext:value-type="float">
            <text:p><text:s/>0.2</text:p>
          </table:table-cell>
          <table:table-cell table:formula="of:=[.E76]/[.C76]*100" office:value-type="float" office:value="87.8459837523434" calcext:value-type="float">
            <text:p>87.8459837523434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103842" calcext:value-type="float">
            <text:p>103 84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773" calcext:value-type="float">
            <text:p>90 773</text:p>
          </table:table-cell>
          <table:table-cell office:value-type="float" office:value="0.2" calcext:value-type="float">
            <text:p><text:s/>0.2</text:p>
          </table:table-cell>
          <table:table-cell table:formula="of:=[.E77]/[.C77]*100" office:value-type="float" office:value="87.4145336183818" calcext:value-type="float">
            <text:p>87.4145336183818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string" calcext:value-type="string">
            <text:p>jan-fev-mar</text:p>
          </table:table-cell>
          <table:table-cell office:value-type="float" office:value="103907" calcext:value-type="float">
            <text:p>103 907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272" calcext:value-type="float">
            <text:p>90 272</text:p>
          </table:table-cell>
          <table:table-cell office:value-type="float" office:value="0.3" calcext:value-type="float">
            <text:p><text:s/>0.3</text:p>
          </table:table-cell>
          <table:table-cell table:formula="of:=[.E78]/[.C78]*100" office:value-type="float" office:value="86.8776887023973" calcext:value-type="float">
            <text:p>86.8776887023973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103790" calcext:value-type="float">
            <text:p>103 79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429" calcext:value-type="float">
            <text:p>90 429</text:p>
          </table:table-cell>
          <table:table-cell office:value-type="float" office:value="0.3" calcext:value-type="float">
            <text:p><text:s/>0.3</text:p>
          </table:table-cell>
          <table:table-cell table:formula="of:=[.E79]/[.C79]*100" office:value-type="float" office:value="87.1268908372675" calcext:value-type="float">
            <text:p>87.1268908372675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103776" calcext:value-type="float">
            <text:p>103 77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586" calcext:value-type="float">
            <text:p>90 586</text:p>
          </table:table-cell>
          <table:table-cell office:value-type="float" office:value="0.3" calcext:value-type="float">
            <text:p><text:s/>0.3</text:p>
          </table:table-cell>
          <table:table-cell table:formula="of:=[.E80]/[.C80]*100" office:value-type="float" office:value="87.2899321615788" calcext:value-type="float">
            <text:p>87.2899321615788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103864" calcext:value-type="float">
            <text:p>103 86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0941" calcext:value-type="float">
            <text:p>90 941</text:p>
          </table:table-cell>
          <table:table-cell office:value-type="float" office:value="0.3" calcext:value-type="float">
            <text:p><text:s/>0.3</text:p>
          </table:table-cell>
          <table:table-cell table:formula="of:=[.E81]/[.C81]*100" office:value-type="float" office:value="87.5577678502657" calcext:value-type="float">
            <text:p>87.5577678502657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104193" calcext:value-type="float">
            <text:p>104 19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367" calcext:value-type="float">
            <text:p>91 367</text:p>
          </table:table-cell>
          <table:table-cell office:value-type="float" office:value="0.3" calcext:value-type="float">
            <text:p><text:s/>0.3</text:p>
          </table:table-cell>
          <table:table-cell table:formula="of:=[.E82]/[.C82]*100" office:value-type="float" office:value="87.6901519295922" calcext:value-type="float">
            <text:p>87.6901519295922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104454" calcext:value-type="float">
            <text:p>104 45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790" calcext:value-type="float">
            <text:p>91 790</text:p>
          </table:table-cell>
          <table:table-cell office:value-type="float" office:value="0.3" calcext:value-type="float">
            <text:p><text:s/>0.3</text:p>
          </table:table-cell>
          <table:table-cell table:formula="of:=[.E83]/[.C83]*100" office:value-type="float" office:value="87.8760028337833" calcext:value-type="float">
            <text:p>87.8760028337833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104783" calcext:value-type="float">
            <text:p>104 78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333" calcext:value-type="float">
            <text:p>92 333</text:p>
          </table:table-cell>
          <table:table-cell office:value-type="float" office:value="0.3" calcext:value-type="float">
            <text:p><text:s/>0.3</text:p>
          </table:table-cell>
          <table:table-cell table:formula="of:=[.E84]/[.C84]*100" office:value-type="float" office:value="88.1183016328985" calcext:value-type="float">
            <text:p>88.1183016328985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104928" calcext:value-type="float">
            <text:p>104 92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619" calcext:value-type="float">
            <text:p>92 619</text:p>
          </table:table-cell>
          <table:table-cell office:value-type="float" office:value="0.2" calcext:value-type="float">
            <text:p><text:s/>0.2</text:p>
          </table:table-cell>
          <table:table-cell table:formula="of:=[.E85]/[.C85]*100" office:value-type="float" office:value="88.269098810613" calcext:value-type="float">
            <text:p>88.269098810613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105078" calcext:value-type="float">
            <text:p>105 07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915" calcext:value-type="float">
            <text:p>92 915</text:p>
          </table:table-cell>
          <table:table-cell office:value-type="float" office:value="0.3" calcext:value-type="float">
            <text:p><text:s/>0.3</text:p>
          </table:table-cell>
          <table:table-cell table:formula="of:=[.E86]/[.C86]*100" office:value-type="float" office:value="88.4247892042102" calcext:value-type="float">
            <text:p>88.4247892042102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104888" calcext:value-type="float">
            <text:p>104 88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736" calcext:value-type="float">
            <text:p>92 736</text:p>
          </table:table-cell>
          <table:table-cell office:value-type="float" office:value="0.2" calcext:value-type="float">
            <text:p><text:s/>0.2</text:p>
          </table:table-cell>
          <table:table-cell table:formula="of:=[.E87]/[.C87]*100" office:value-type="float" office:value="88.4143085958356" calcext:value-type="float">
            <text:p>88.4143085958356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104916" calcext:value-type="float">
            <text:p>104 916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291" calcext:value-type="float">
            <text:p>92 291</text:p>
          </table:table-cell>
          <table:table-cell office:value-type="float" office:value="0.3" calcext:value-type="float">
            <text:p><text:s/>0.3</text:p>
          </table:table-cell>
          <table:table-cell table:formula="of:=[.E88]/[.C88]*100" office:value-type="float" office:value="87.9665637271722" calcext:value-type="float">
            <text:p>87.9665637271722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104933" calcext:value-type="float">
            <text:p>104 93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880" calcext:value-type="float">
            <text:p>91 880</text:p>
          </table:table-cell>
          <table:table-cell office:value-type="float" office:value="0.3" calcext:value-type="float">
            <text:p><text:s/>0.3</text:p>
          </table:table-cell>
          <table:table-cell table:formula="of:=[.E89]/[.C89]*100" office:value-type="float" office:value="87.5606339283162" calcext:value-type="float">
            <text:p>87.5606339283162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office:value-type="string" calcext:value-type="string">
            <text:p>jan-fev-mar</text:p>
          </table:table-cell>
          <table:table-cell office:value-type="float" office:value="105250" calcext:value-type="float">
            <text:p>105 250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1863" calcext:value-type="float">
            <text:p>91 863</text:p>
          </table:table-cell>
          <table:table-cell office:value-type="float" office:value="0.3" calcext:value-type="float">
            <text:p><text:s/>0.3</text:p>
          </table:table-cell>
          <table:table-cell table:formula="of:=[.E90]/[.C90]*100" office:value-type="float" office:value="87.2807600950119" calcext:value-type="float">
            <text:p>87.2807600950119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105543" calcext:value-type="float">
            <text:p>105 54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365" calcext:value-type="float">
            <text:p>92 365</text:p>
          </table:table-cell>
          <table:table-cell office:value-type="float" office:value="0.3" calcext:value-type="float">
            <text:p><text:s/>0.3</text:p>
          </table:table-cell>
          <table:table-cell table:formula="of:=[.E91]/[.C91]*100" office:value-type="float" office:value="87.5140937816814" calcext:value-type="float">
            <text:p>87.5140937816814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105931" calcext:value-type="float">
            <text:p>105 93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947" calcext:value-type="float">
            <text:p>92 947</text:p>
          </table:table-cell>
          <table:table-cell office:value-type="float" office:value="0.3" calcext:value-type="float">
            <text:p><text:s/>0.3</text:p>
          </table:table-cell>
          <table:table-cell table:formula="of:=[.E92]/[.C92]*100" office:value-type="float" office:value="87.7429647600797" calcext:value-type="float">
            <text:p>87.7429647600797</text:p>
          </table:table-cell>
        </table:table-row>
        <table:table-row table:style-name="ro1">
          <table:table-cell/>
          <table:table-cell office:value-type="string" calcext:value-type="string">
            <text:p>abr-mai-jun</text:p>
          </table:table-cell>
          <table:table-cell office:value-type="float" office:value="106108" calcext:value-type="float">
            <text:p>106 108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3342" calcext:value-type="float">
            <text:p>93 342</text:p>
          </table:table-cell>
          <table:table-cell office:value-type="float" office:value="0.3" calcext:value-type="float">
            <text:p><text:s/>0.3</text:p>
          </table:table-cell>
          <table:table-cell table:formula="of:=[.E93]/[.C93]*100" office:value-type="float" office:value="87.968861914276" calcext:value-type="float">
            <text:p>87.968861914276</text:p>
          </table:table-cell>
        </table:table-row>
        <table:table-row table:style-name="ro1">
          <table:table-cell/>
          <table:table-cell office:value-type="string" calcext:value-type="string">
            <text:p>mai-jun-jul</text:p>
          </table:table-cell>
          <table:table-cell office:value-type="float" office:value="106153" calcext:value-type="float">
            <text:p>106 15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3584" calcext:value-type="float">
            <text:p>93 584</text:p>
          </table:table-cell>
          <table:table-cell office:value-type="float" office:value="0.3" calcext:value-type="float">
            <text:p><text:s/>0.3</text:p>
          </table:table-cell>
          <table:table-cell table:formula="of:=[.E94]/[.C94]*100" office:value-type="float" office:value="88.1595433007075" calcext:value-type="float">
            <text:p>88.1595433007075</text:p>
          </table:table-cell>
        </table:table-row>
        <table:table-row table:style-name="ro1">
          <table:table-cell/>
          <table:table-cell office:value-type="string" calcext:value-type="string">
            <text:p>jun-jul-ago</text:p>
          </table:table-cell>
          <table:table-cell office:value-type="float" office:value="106195" calcext:value-type="float">
            <text:p>106 19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3631" calcext:value-type="float">
            <text:p>93 631</text:p>
          </table:table-cell>
          <table:table-cell office:value-type="float" office:value="0.2" calcext:value-type="float">
            <text:p><text:s/>0.2</text:p>
          </table:table-cell>
          <table:table-cell table:formula="of:=[.E95]/[.C95]*100" office:value-type="float" office:value="88.1689345072744" calcext:value-type="float">
            <text:p>88.1689345072744</text:p>
          </table:table-cell>
        </table:table-row>
        <table:table-row table:style-name="ro1">
          <table:table-cell/>
          <table:table-cell office:value-type="string" calcext:value-type="string">
            <text:p>jul-ago-set</text:p>
          </table:table-cell>
          <table:table-cell office:value-type="float" office:value="106315" calcext:value-type="float">
            <text:p>106 31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3801" calcext:value-type="float">
            <text:p>93 801</text:p>
          </table:table-cell>
          <table:table-cell office:value-type="float" office:value="0.3" calcext:value-type="float">
            <text:p><text:s/>0.3</text:p>
          </table:table-cell>
          <table:table-cell table:formula="of:=[.E96]/[.C96]*100" office:value-type="float" office:value="88.2293185345436" calcext:value-type="float">
            <text:p>88.2293185345436</text:p>
          </table:table-cell>
        </table:table-row>
        <table:table-row table:style-name="ro1">
          <table:table-cell/>
          <table:table-cell office:value-type="string" calcext:value-type="string">
            <text:p>ago-set-out</text:p>
          </table:table-cell>
          <table:table-cell office:value-type="float" office:value="106421" calcext:value-type="float">
            <text:p>106 421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4055" calcext:value-type="float">
            <text:p>94 055</text:p>
          </table:table-cell>
          <table:table-cell office:value-type="float" office:value="0.3" calcext:value-type="float">
            <text:p><text:s/>0.3</text:p>
          </table:table-cell>
          <table:table-cell table:formula="of:=[.E97]/[.C97]*100" office:value-type="float" office:value="88.3801129476325" calcext:value-type="float">
            <text:p>88.3801129476325</text:p>
          </table:table-cell>
        </table:table-row>
        <table:table-row table:style-name="ro1">
          <table:table-cell/>
          <table:table-cell office:value-type="string" calcext:value-type="string">
            <text:p>set-out-nov</text:p>
          </table:table-cell>
          <table:table-cell office:value-type="float" office:value="106279" calcext:value-type="float">
            <text:p>106 279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4416" calcext:value-type="float">
            <text:p>94 416</text:p>
          </table:table-cell>
          <table:table-cell office:value-type="float" office:value="0.3" calcext:value-type="float">
            <text:p><text:s/>0.3</text:p>
          </table:table-cell>
          <table:table-cell table:formula="of:=[.E98]/[.C98]*100" office:value-type="float" office:value="88.8378701342692" calcext:value-type="float">
            <text:p>88.8378701342692</text:p>
          </table:table-cell>
        </table:table-row>
        <table:table-row table:style-name="ro1">
          <table:table-cell/>
          <table:table-cell office:value-type="string" calcext:value-type="string">
            <text:p>out-nov-dez</text:p>
          </table:table-cell>
          <table:table-cell office:value-type="float" office:value="106184" calcext:value-type="float">
            <text:p>106 184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4552" calcext:value-type="float">
            <text:p>94 552</text:p>
          </table:table-cell>
          <table:table-cell office:value-type="float" office:value="0.2" calcext:value-type="float">
            <text:p><text:s/>0.2</text:p>
          </table:table-cell>
          <table:table-cell table:formula="of:=[.E99]/[.C99]*100" office:value-type="float" office:value="89.0454305733444" calcext:value-type="float">
            <text:p>89.0454305733444</text:p>
          </table:table-cell>
        </table:table-row>
        <table:table-row table:style-name="ro1">
          <table:table-cell/>
          <table:table-cell office:value-type="string" calcext:value-type="string">
            <text:p>nov-dez-jan</text:p>
          </table:table-cell>
          <table:table-cell office:value-type="float" office:value="106065" calcext:value-type="float">
            <text:p>106 065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4151" calcext:value-type="float">
            <text:p>94 151</text:p>
          </table:table-cell>
          <table:table-cell office:value-type="float" office:value="0.2" calcext:value-type="float">
            <text:p><text:s/>0.2</text:p>
          </table:table-cell>
          <table:table-cell table:formula="of:=[.E100]/[.C100]*100" office:value-type="float" office:value="88.7672653561495" calcext:value-type="float">
            <text:p>88.7672653561495</text:p>
          </table:table-cell>
        </table:table-row>
        <table:table-row table:style-name="ro1">
          <table:table-cell/>
          <table:table-cell office:value-type="string" calcext:value-type="string">
            <text:p>dez-jan-fev</text:p>
          </table:table-cell>
          <table:table-cell office:value-type="float" office:value="106052" calcext:value-type="float">
            <text:p>106 052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3710" calcext:value-type="float">
            <text:p>93 710</text:p>
          </table:table-cell>
          <table:table-cell office:value-type="float" office:value="0.2" calcext:value-type="float">
            <text:p><text:s/>0.2</text:p>
          </table:table-cell>
          <table:table-cell table:formula="of:=[.E101]/[.C101]*100" office:value-type="float" office:value="88.3623128276694" calcext:value-type="float">
            <text:p>88.3623128276694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jan-fev-mar</text:p>
          </table:table-cell>
          <table:table-cell office:value-type="float" office:value="105073" calcext:value-type="float">
            <text:p>105 073</text:p>
          </table:table-cell>
          <table:table-cell office:value-type="float" office:value="0.2" calcext:value-type="float">
            <text:p><text:s/>0.2</text:p>
          </table:table-cell>
          <table:table-cell office:value-type="float" office:value="92223" calcext:value-type="float">
            <text:p>92 223</text:p>
          </table:table-cell>
          <table:table-cell office:value-type="float" office:value="0.3" calcext:value-type="float">
            <text:p><text:s/>0.3</text:p>
          </table:table-cell>
          <table:table-cell table:formula="of:=[.E102]/[.C102]*100" office:value-type="float" office:value="87.7704072406803" calcext:value-type="float">
            <text:p>87.7704072406803</text:p>
          </table:table-cell>
        </table:table-row>
        <table:table-row table:style-name="ro1">
          <table:table-cell/>
          <table:table-cell office:value-type="string" calcext:value-type="string">
            <text:p>fev-mar-abr</text:p>
          </table:table-cell>
          <table:table-cell office:value-type="float" office:value="102052" calcext:value-type="float">
            <text:p>102 052</text:p>
          </table:table-cell>
          <table:table-cell office:value-type="float" office:value="0.3" calcext:value-type="float">
            <text:p><text:s/>0.3</text:p>
          </table:table-cell>
          <table:table-cell office:value-type="float" office:value="89241" calcext:value-type="float">
            <text:p>89 241</text:p>
          </table:table-cell>
          <table:table-cell office:value-type="float" office:value="0.3" calcext:value-type="float">
            <text:p><text:s/>0.3</text:p>
          </table:table-cell>
          <table:table-cell table:formula="of:=[.E103]/[.C103]*100" office:value-type="float" office:value="87.4465958530945" calcext:value-type="float">
            <text:p>87.4465958530945</text:p>
          </table:table-cell>
        </table:table-row>
        <table:table-row table:style-name="ro1">
          <table:table-cell/>
          <table:table-cell office:value-type="string" calcext:value-type="string">
            <text:p>mar-abr-mai</text:p>
          </table:table-cell>
          <table:table-cell office:value-type="float" office:value="98646" calcext:value-type="float">
            <text:p>98 646</text:p>
          </table:table-cell>
          <table:table-cell office:value-type="float" office:value="0.3" calcext:value-type="float">
            <text:p><text:s/>0.3</text:p>
          </table:table-cell>
          <table:table-cell office:value-type="float" office:value="85936" calcext:value-type="float">
            <text:p>85 936</text:p>
          </table:table-cell>
          <table:table-cell office:value-type="float" office:value="0.4" calcext:value-type="float">
            <text:p><text:s/>0.4</text:p>
          </table:table-cell>
          <table:table-cell table:formula="of:=[.E104]/[.C104]*100" office:value-type="float" office:value="87.115544472153" calcext:value-type="float">
            <text:p>87.115544472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1" svg:font-family="Univers"/>
    <style:font-face style:name="Univers" svg:font-family="Univers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loext:min-decimal-places="1" number:min-integer-digits="1" number:grouping="true"/>
    </number:number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/</number:text>
      <number:year number:style="long"/>
    </number:date-style>
    <number:number-style style:name="N132">
      <number:number number:decimal-places="0" loext:min-decimal-places="0" number:min-integer-digits="1" number:grouping="true"/>
    </number:number-style>
    <number:number-style style:name="N133">
      <number:number number:decimal-places="0" loext:min-decimal-places="0" number:min-integer-digits="1">
        <number:embedded-text number:position="3"> </number:embedded-text>
      </number:number>
    </number:number-style>
    <number:number-style style:name="N134">
      <number:number number:decimal-places="1" loext:min-decimal-places="1" number:min-integer-digits="1"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3:34:37.095358724</meta:creation-date>
    <dc:date>2020-07-23T14:15:21.224341185</dc:date>
    <meta:editing-duration>PT9M58S</meta:editing-duration>
    <meta:editing-cycles>1</meta:editing-cycles>
    <meta:document-statistic meta:table-count="1" meta:cell-count="611" meta:object-count="0"/>
    <meta:generator>LibreOffice/6.0.7.3$Linux_X86_64 LibreOffice_project/00m0$Build-3</meta:generator>
  </office:meta>
</office:document-meta>
</file>